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style:font-name="FreeSerif2" fo:font-size="15pt" officeooo:rsid="001d242d" officeooo:paragraph-rsid="001d242d" style:font-size-asian="13.1000003814697pt" style:font-size-complex="15pt"/>
    </style:style>
    <style:style style:name="P2" style:family="paragraph" style:parent-style-name="Preformatted_20_Text">
      <style:paragraph-properties fo:text-align="center" style:justify-single-word="false"/>
      <style:text-properties style:font-name="FreeSerif2" fo:font-size="22pt" officeooo:rsid="0012ed09" officeooo:paragraph-rsid="0012ed09" style:font-size-asian="22pt" style:font-size-complex="22pt"/>
    </style:style>
    <style:style style:name="P3" style:family="paragraph" style:parent-style-name="Preformatted_20_Text">
      <style:paragraph-properties fo:text-align="center" style:justify-single-word="false"/>
      <style:text-properties style:font-name="FreeSerif2" fo:font-size="22pt" officeooo:rsid="00203670" officeooo:paragraph-rsid="00237a60" style:font-size-asian="19.25pt" style:font-size-complex="22pt"/>
    </style:style>
    <style:style style:name="P4" style:family="paragraph" style:parent-style-name="Preformatted_20_Text">
      <style:paragraph-properties fo:text-align="center" style:justify-single-word="false"/>
      <style:text-properties style:font-name="FreeSerif2" fo:font-size="22pt" officeooo:rsid="00249076" officeooo:paragraph-rsid="00249076" style:font-size-asian="19.25pt" style:font-size-complex="22pt"/>
    </style:style>
    <style:style style:name="P5" style:family="paragraph" style:parent-style-name="Preformatted_20_Text">
      <style:paragraph-properties fo:text-align="start" style:justify-single-word="false"/>
      <style:text-properties style:font-name="FreeSerif2" fo:font-size="22pt" officeooo:rsid="00249076" officeooo:paragraph-rsid="00249076" style:font-size-asian="19.25pt" style:font-size-complex="22pt"/>
    </style:style>
    <style:style style:name="P6" style:family="paragraph" style:parent-style-name="Preformatted_20_Text">
      <style:paragraph-properties fo:text-align="center" style:justify-single-word="false"/>
      <style:text-properties style:font-name="FreeSerif2" fo:font-size="16pt" officeooo:rsid="001481b5" officeooo:paragraph-rsid="001481b5" style:font-size-asian="16pt" style:font-size-complex="16pt"/>
    </style:style>
    <style:style style:name="P7" style:family="paragraph" style:parent-style-name="Preformatted_20_Text">
      <style:paragraph-properties fo:text-align="start" style:justify-single-word="false"/>
      <style:text-properties style:font-name="FreeSerif2" fo:font-size="16pt" officeooo:rsid="001481b5" officeooo:paragraph-rsid="001481b5" style:font-size-asian="16pt" style:font-size-complex="16pt"/>
    </style:style>
    <style:style style:name="P8"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ba2e4" officeooo:paragraph-rsid="001ba2e4" style:font-size-asian="16pt" style:font-size-complex="16pt"/>
    </style:style>
    <style:style style:name="P9" style:family="paragraph" style:parent-style-name="Preformatted_20_Text">
      <style:paragraph-properties fo:text-align="start" style:justify-single-word="false"/>
      <style:text-properties style:font-name="FreeSerif2" fo:font-size="16pt" style:text-underline-style="solid" style:text-underline-width="auto" style:text-underline-color="font-color" officeooo:rsid="001cd717" officeooo:paragraph-rsid="001cd717" style:font-size-asian="16pt" style:font-size-complex="16pt"/>
    </style:style>
    <style:style style:name="P10" style:family="paragraph" style:parent-style-name="Preformatted_20_Text">
      <style:paragraph-properties fo:text-align="start" style:justify-single-word="false"/>
      <style:text-properties style:font-name="FreeSerif2" fo:font-size="14pt" officeooo:rsid="001ba2e4" officeooo:paragraph-rsid="001ba2e4" style:font-size-asian="12.25pt" style:font-size-complex="14pt"/>
    </style:style>
    <style:style style:name="P11" style:family="paragraph" style:parent-style-name="Preformatted_20_Text">
      <style:paragraph-properties fo:margin-top="0cm" fo:margin-bottom="0cm" loext:contextual-spacing="false" fo:line-height="100%" fo:text-align="center" style:justify-single-word="false"/>
      <style:text-properties style:font-name="Latin Modern Mono Caps1" fo:font-size="22pt" officeooo:rsid="0012ed09" officeooo:paragraph-rsid="0012ed09" style:font-size-asian="22pt" style:font-size-complex="22pt"/>
    </style:style>
    <style:style style:name="P12" style:family="paragraph" style:parent-style-name="Preformatted_20_Text">
      <style:paragraph-properties fo:margin-top="0cm" fo:margin-bottom="0cm" loext:contextual-spacing="false" fo:line-height="100%" fo:text-align="center" style:justify-single-word="false"/>
      <style:text-properties style:font-name="Latin Modern Mono Caps1" fo:font-size="20pt" officeooo:rsid="0012ed09" officeooo:paragraph-rsid="0078a926" style:font-size-asian="20pt" style:font-size-complex="20pt"/>
    </style:style>
    <style:style style:name="P13" style:family="paragraph" style:parent-style-name="Preformatted_20_Text">
      <style:paragraph-properties fo:margin-top="0cm" fo:margin-bottom="0cm" loext:contextual-spacing="false" fo:line-height="100%" fo:text-align="center" style:justify-single-word="false"/>
      <style:text-properties style:font-name="FreeSerif2" fo:font-size="16pt" officeooo:rsid="001481b5" officeooo:paragraph-rsid="0012ed09" style:font-size-asian="16pt" style:font-size-complex="16pt"/>
    </style:style>
    <style:style style:name="P14" style:family="paragraph" style:parent-style-name="Text_20_body">
      <style:paragraph-properties fo:margin-top="0cm" fo:margin-bottom="0cm" loext:contextual-spacing="false" fo:line-height="100%"/>
      <style:text-properties officeooo:paragraph-rsid="003bf9cb"/>
    </style:style>
    <style:style style:name="P15" style:family="paragraph" style:parent-style-name="Text_20_body">
      <style:text-properties officeooo:paragraph-rsid="002c34db"/>
    </style:style>
    <style:style style:name="P16" style:family="paragraph" style:parent-style-name="Text_20_body">
      <style:text-properties officeooo:paragraph-rsid="002ea5d2"/>
    </style:style>
    <style:style style:name="P17" style:family="paragraph" style:parent-style-name="Text_20_body">
      <style:paragraph-properties>
        <style:tab-stops>
          <style:tab-stop style:position="1.61cm"/>
        </style:tab-stops>
      </style:paragraph-properties>
      <style:text-properties officeooo:paragraph-rsid="00c8ea21"/>
    </style:style>
    <style:style style:name="P18" style:family="paragraph" style:parent-style-name="Text_20_body">
      <style:paragraph-properties>
        <style:tab-stops>
          <style:tab-stop style:position="1.61cm"/>
        </style:tab-stops>
      </style:paragraph-properties>
      <style:text-properties officeooo:rsid="0075716d" officeooo:paragraph-rsid="00d1c777"/>
    </style:style>
    <style:style style:name="P19" style:family="paragraph" style:parent-style-name="Text_20_body">
      <style:text-properties fo:font-variant="normal" fo:text-transform="none" fo:color="#212121" fo:letter-spacing="normal" officeooo:rsid="00d9c8b0" officeooo:paragraph-rsid="00d9c8b0"/>
    </style:style>
    <style:style style:name="P20" style:family="paragraph" style:parent-style-name="Text_20_body">
      <style:text-properties officeooo:paragraph-rsid="00ca3848"/>
    </style:style>
    <style:style style:name="P21" style:family="paragraph" style:parent-style-name="Text_20_body" style:master-page-name="">
      <loext:graphic-properties draw:fill="none"/>
      <style:paragraph-properties fo:margin-left="0cm" fo:margin-right="0cm" fo:margin-top="0cm" fo:margin-bottom="0.247cm" loext:contextual-spacing="false" fo:line-height="115%" fo:text-indent="0.499cm" style:auto-text-indent="false" style:page-number="auto" fo:background-color="transparent">
        <style:tab-stops>
          <style:tab-stop style:position="0.496cm"/>
        </style:tab-stops>
      </style:paragraph-properties>
      <style:text-properties officeooo:rsid="003e7f94" officeooo:paragraph-rsid="003e7f94"/>
    </style:style>
    <style:style style:name="P22" style:family="paragraph" style:parent-style-name="Text_20_body" style:master-page-name="">
      <loext:graphic-properties draw:fill="none"/>
      <style:paragraph-properties fo:margin-left="0cm" fo:margin-right="0cm" fo:margin-top="0cm" fo:margin-bottom="0.247cm" loext:contextual-spacing="false" fo:line-height="100%" fo:text-indent="0.499cm" style:auto-text-indent="false" style:page-number="auto" fo:background-color="transparent"/>
      <style:text-properties officeooo:rsid="00353fdd" officeooo:paragraph-rsid="00353fdd"/>
    </style:style>
    <style:style style:name="P23"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rsid="0042ebc8" officeooo:paragraph-rsid="0042ebc8"/>
    </style:style>
    <style:style style:name="P24" style:family="paragraph" style:parent-style-name="Text_20_body">
      <loext:graphic-properties draw:fill="none"/>
      <style:paragraph-properties fo:margin-left="0cm" fo:margin-right="0cm" fo:margin-top="0cm" fo:margin-bottom="0.247cm" loext:contextual-spacing="false" fo:line-height="100%" fo:text-indent="0.499cm" style:auto-text-indent="false" fo:background-color="transparent"/>
      <style:text-properties officeooo:rsid="00c848fb" officeooo:paragraph-rsid="00c848fb"/>
    </style:style>
    <style:style style:name="P25" style:family="paragraph" style:parent-style-name="Text_20_body">
      <loext:graphic-properties draw:fill="none"/>
      <style:paragraph-properties fo:margin-left="0cm" fo:margin-right="0cm" fo:margin-top="0cm" fo:margin-bottom="0.247cm" loext:contextual-spacing="false" fo:line-height="115%" fo:text-indent="0.499cm" style:auto-text-indent="false" fo:background-color="transparent">
        <style:tab-stops>
          <style:tab-stop style:position="0.496cm"/>
        </style:tab-stops>
      </style:paragraph-properties>
      <style:text-properties officeooo:paragraph-rsid="0045508b"/>
    </style:style>
    <style:style style:name="P26" style:family="paragraph" style:parent-style-name="Text_20_body" style:master-page-name="">
      <loext:graphic-properties draw:fill="none"/>
      <style:paragraph-properties fo:margin-left="0cm" fo:margin-right="0cm" fo:margin-top="0cm" fo:margin-bottom="0.199cm" loext:contextual-spacing="false" fo:line-height="115%" fo:text-indent="0.499cm" style:auto-text-indent="false" style:page-number="auto" fo:background-color="transparent">
        <style:tab-stops/>
      </style:paragraph-properties>
      <style:text-properties officeooo:rsid="0081ba8f" officeooo:paragraph-rsid="0081ba8f"/>
    </style:style>
    <style:style style:name="P27"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8ab491" officeooo:paragraph-rsid="008ab491"/>
    </style:style>
    <style:style style:name="P28"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a644ce" officeooo:paragraph-rsid="00a644ce"/>
    </style:style>
    <style:style style:name="P29"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5cdc5" officeooo:paragraph-rsid="00b5cdc5"/>
    </style:style>
    <style:style style:name="P30" style:family="paragraph" style:parent-style-name="Text_20_body">
      <loext:graphic-properties draw:fill="none"/>
      <style:paragraph-properties fo:margin-left="0cm" fo:margin-right="0cm" fo:margin-top="0cm" fo:margin-bottom="0.199cm" loext:contextual-spacing="false" fo:line-height="115%" fo:text-indent="0.499cm" style:auto-text-indent="false" fo:background-color="transparent">
        <style:tab-stops/>
      </style:paragraph-properties>
      <style:text-properties officeooo:rsid="00bd2d22" officeooo:paragraph-rsid="00bd2d22"/>
    </style:style>
    <style:style style:name="P31"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1ae29" officeooo:paragraph-rsid="00a1ae29"/>
    </style:style>
    <style:style style:name="P32" style:family="paragraph" style:parent-style-name="Text_20_body">
      <loext:graphic-properties draw:fill="none"/>
      <style:paragraph-properties fo:margin-left="0cm" fo:margin-right="0cm" fo:margin-top="0cm" fo:margin-bottom="0.099cm" loext:contextual-spacing="false" fo:line-height="115%" fo:text-indent="0.499cm" style:auto-text-indent="false" fo:background-color="transparent">
        <style:tab-stops/>
      </style:paragraph-properties>
      <style:text-properties officeooo:rsid="00a35de9" officeooo:paragraph-rsid="00a35de9"/>
    </style:style>
    <style:style style:name="P33" style:family="paragraph" style:parent-style-name="Text_20_body" style:master-page-name="">
      <loext:graphic-properties draw:fill="none"/>
      <style:paragraph-properties fo:margin-left="0cm" fo:margin-right="0cm" fo:margin-top="0cm" fo:margin-bottom="0cm" loext:contextual-spacing="false" fo:line-height="115%" fo:text-indent="0.499cm" style:auto-text-indent="false" style:page-number="auto" fo:background-color="transparent">
        <style:tab-stops/>
      </style:paragraph-properties>
      <style:text-properties officeooo:rsid="008ab1c8" officeooo:paragraph-rsid="008ab1c8"/>
    </style:style>
    <style:style style:name="P34" style:family="paragraph" style:parent-style-name="Preformatted_20_Text">
      <style:paragraph-properties fo:text-align="end" style:justify-single-word="false" fo:break-before="page"/>
      <style:text-properties style:font-name="FreeSerif2" fo:font-size="15pt" officeooo:rsid="001d242d" officeooo:paragraph-rsid="001d242d" style:font-size-asian="13.1000003814697pt" style:font-size-complex="15pt"/>
    </style:style>
    <style:style style:name="P35" style:family="paragraph" style:parent-style-name="Preformatted_20_Text">
      <style:paragraph-properties fo:text-align="center" style:justify-single-word="false" fo:break-before="page"/>
      <style:text-properties style:font-name="FreeSerif2" fo:font-size="22pt" officeooo:rsid="00249076" officeooo:paragraph-rsid="00249076" style:font-size-asian="19.25pt" style:font-size-complex="22pt"/>
    </style:style>
    <style:style style:name="P36" style:family="paragraph" style:parent-style-name="Illustration">
      <style:paragraph-properties fo:text-align="center" style:justify-single-word="false"/>
    </style:style>
    <style:style style:name="P37" style:family="paragraph" style:parent-style-name="Text_20_body" style:master-page-name="">
      <loext:graphic-properties draw:fill="none"/>
      <style:paragraph-properties fo:margin-left="0.499cm" fo:margin-right="0cm" fo:margin-top="0cm" fo:margin-bottom="0.247cm" loext:contextual-spacing="false" fo:line-height="115%" fo:text-indent="0.499cm" style:auto-text-indent="false" style:page-number="auto" fo:background-color="transparent"/>
      <style:text-properties officeooo:paragraph-rsid="00d1c777"/>
    </style:style>
    <style:style style:name="P38" style:family="paragraph" style:parent-style-name="Standard">
      <style:paragraph-properties>
        <style:tab-stops>
          <style:tab-stop style:position="1.61cm"/>
        </style:tab-stops>
      </style:paragraph-properties>
      <style:text-properties officeooo:rsid="004d9fd4" officeooo:paragraph-rsid="00d1c777"/>
    </style:style>
    <style:style style:name="P39" style:family="paragraph" style:parent-style-name="Standard">
      <style:paragraph-properties>
        <style:tab-stops>
          <style:tab-stop style:position="1.61cm"/>
        </style:tab-stops>
      </style:paragraph-properties>
      <style:text-properties officeooo:rsid="004d9fd4" officeooo:paragraph-rsid="00d1c777"/>
    </style:style>
    <style:style style:name="P40" style:family="paragraph" style:parent-style-name="Preformatted_20_Text" style:list-style-name="L1">
      <style:paragraph-properties fo:text-align="start" style:justify-single-word="false"/>
      <style:text-properties style:font-name="FreeSerif2" fo:font-size="14pt" officeooo:rsid="001ba2e4" officeooo:paragraph-rsid="001ba2e4" style:font-size-asian="12.25pt" style:font-size-complex="14pt"/>
    </style:style>
    <style:style style:name="P41" style:family="paragraph" style:parent-style-name="Preformatted_20_Text" style:list-style-name="L1">
      <style:paragraph-properties fo:text-align="start" style:justify-single-word="false"/>
      <style:text-properties style:font-name="FreeSerif2" fo:font-size="14pt" officeooo:rsid="00c6afaf" officeooo:paragraph-rsid="00c6afaf" style:font-size-asian="12.25pt" style:font-size-complex="14pt"/>
    </style:style>
    <style:style style:name="P42" style:family="paragraph" style:parent-style-name="Preformatted_20_Text" style:list-style-name="L2">
      <style:paragraph-properties fo:text-align="start" style:justify-single-word="false"/>
      <style:text-properties style:font-name="FreeSerif2" fo:font-size="14pt" style:text-underline-style="none" officeooo:rsid="001cd717" officeooo:paragraph-rsid="001cd717" style:font-size-asian="12.25pt" style:font-size-complex="14pt"/>
    </style:style>
    <style:style style:name="P43" style:family="paragraph" style:parent-style-name="Heading_20_1">
      <style:paragraph-properties>
        <style:tab-stops>
          <style:tab-stop style:position="1.499cm"/>
          <style:tab-stop style:position="1.655cm"/>
          <style:tab-stop style:position="1.699cm"/>
        </style:tab-stops>
      </style:paragraph-properties>
      <style:text-properties officeooo:rsid="002789fc" officeooo:paragraph-rsid="002789fc"/>
    </style:style>
    <style:style style:name="P44" style:family="paragraph" style:parent-style-name="Heading_20_1">
      <style:paragraph-properties>
        <style:tab-stops>
          <style:tab-stop style:position="1.61cm"/>
        </style:tab-stops>
      </style:paragraph-properties>
      <style:text-properties officeooo:rsid="00ca3848" officeooo:paragraph-rsid="00c8ea21"/>
    </style:style>
    <style:style style:name="P45" style:family="paragraph" style:parent-style-name="Heading_20_1">
      <style:paragraph-properties>
        <style:tab-stops>
          <style:tab-stop style:position="1.61cm"/>
        </style:tab-stops>
      </style:paragraph-properties>
      <style:text-properties officeooo:rsid="002c34db" officeooo:paragraph-rsid="002c34db"/>
    </style:style>
    <style:style style:name="P46" style:family="paragraph" style:parent-style-name="Heading_20_1">
      <style:paragraph-properties>
        <style:tab-stops>
          <style:tab-stop style:position="1.699cm"/>
        </style:tab-stops>
      </style:paragraph-properties>
      <style:text-properties officeooo:rsid="002cafa1" officeooo:paragraph-rsid="002cafa1"/>
    </style:style>
    <style:style style:name="P47" style:family="paragraph" style:parent-style-name="Heading_20_1">
      <style:paragraph-properties>
        <style:tab-stops>
          <style:tab-stop style:position="1.699cm"/>
        </style:tab-stops>
      </style:paragraph-properties>
      <style:text-properties officeooo:rsid="002fb198" officeooo:paragraph-rsid="002fb198"/>
    </style:style>
    <style:style style:name="P48" style:family="paragraph" style:parent-style-name="Heading_20_1">
      <style:paragraph-properties fo:break-before="page">
        <style:tab-stops>
          <style:tab-stop style:position="1.499cm"/>
          <style:tab-stop style:position="1.676cm"/>
          <style:tab-stop style:position="1.72cm"/>
          <style:tab-stop style:position="1.808cm"/>
        </style:tab-stops>
      </style:paragraph-properties>
      <style:text-properties officeooo:rsid="00c848fb" officeooo:paragraph-rsid="00c848fb"/>
    </style:style>
    <style:style style:name="P49" style:family="paragraph" style:parent-style-name="Heading_20_2">
      <style:text-properties officeooo:rsid="002789fc" officeooo:paragraph-rsid="002789fc"/>
    </style:style>
    <style:style style:name="P50" style:family="paragraph" style:parent-style-name="Heading_20_2">
      <style:text-properties officeooo:rsid="00291567" officeooo:paragraph-rsid="00291567"/>
    </style:style>
    <style:style style:name="P51" style:family="paragraph" style:parent-style-name="Heading_20_2">
      <style:text-properties officeooo:rsid="00ca3848" officeooo:paragraph-rsid="00ca3848"/>
    </style:style>
    <style:style style:name="P52" style:family="paragraph" style:parent-style-name="Heading_20_2">
      <style:text-properties officeooo:rsid="00df1ee7" officeooo:paragraph-rsid="00df1ee7"/>
    </style:style>
    <style:style style:name="P53" style:family="paragraph" style:parent-style-name="Heading_20_2">
      <style:text-properties officeooo:rsid="002c34db" officeooo:paragraph-rsid="002c34db"/>
    </style:style>
    <style:style style:name="P54" style:family="paragraph" style:parent-style-name="Heading_20_2">
      <style:text-properties officeooo:rsid="002ea5d2" officeooo:paragraph-rsid="002ea5d2"/>
    </style:style>
    <style:style style:name="P55" style:family="paragraph" style:parent-style-name="Heading_20_2">
      <style:text-properties officeooo:rsid="002fb341" officeooo:paragraph-rsid="002fb341"/>
    </style:style>
    <style:style style:name="P56" style:family="paragraph" style:parent-style-name="Heading_20_3">
      <style:text-properties officeooo:rsid="00df1ee7" officeooo:paragraph-rsid="00df1ee7"/>
    </style:style>
    <style:style style:name="P57"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57f679" officeooo:paragraph-rsid="00d1c777"/>
    </style:style>
    <style:style style:name="P58"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67eea1" officeooo:paragraph-rsid="00d1c777"/>
    </style:style>
    <style:style style:name="P59"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1cm"/>
        </style:tab-stops>
      </style:paragraph-properties>
      <style:text-properties officeooo:rsid="002a6e94" officeooo:paragraph-rsid="00d1c777"/>
    </style:style>
    <style:style style:name="P60"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33f1f4" officeooo:paragraph-rsid="002c34db"/>
    </style:style>
    <style:style style:name="P61" style:family="paragraph" style:parent-style-name="Heading_20_3" style:master-page-name="">
      <loext:graphic-properties draw:fill="none"/>
      <style:paragraph-properties fo:margin-left="0.499cm" fo:margin-right="0cm" fo:margin-top="0.101cm" fo:margin-bottom="0.101cm" loext:contextual-spacing="false" fo:text-indent="0cm" style:auto-text-indent="false" style:page-number="auto" fo:background-color="transparent" fo:keep-with-next="always" text:number-lines="false" text:line-number="0">
        <style:tab-stops>
          <style:tab-stop style:position="0.794cm"/>
        </style:tab-stops>
      </style:paragraph-properties>
      <style:text-properties officeooo:rsid="002c34db" officeooo:paragraph-rsid="002c34db"/>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6.501cm" style:type="right" style:leader-style="dotted" style:leader-text="."/>
        </style:tab-stops>
      </style:paragraph-properties>
    </style:style>
    <style:style style:name="P64" style:family="paragraph" style:parent-style-name="Text_20_body" style:list-style-name="L3">
      <style:text-properties fo:font-variant="normal" fo:text-transform="none" fo:color="#212121" fo:letter-spacing="normal" officeooo:rsid="00d9c8b0" officeooo:paragraph-rsid="00d9c8b0"/>
    </style:style>
    <style:style style:name="P65" style:family="paragraph" style:parent-style-name="Text_20_body" style:list-style-name="L3">
      <style:text-properties fo:font-variant="normal" fo:text-transform="none" fo:color="#212121" fo:letter-spacing="normal" officeooo:rsid="00d9c8b0" officeooo:paragraph-rsid="00df1ee7"/>
    </style:style>
    <style:style style:name="P66" style:family="paragraph" style:parent-style-name="Text_20_body" style:list-style-name="" style:master-page-name="">
      <loext:graphic-properties draw:fill="none"/>
      <style:paragraph-properties fo:margin-left="0.499cm" fo:margin-right="0cm" fo:margin-top="0.101cm" fo:margin-bottom="0.101cm" loext:contextual-spacing="false" fo:line-height="115%" fo:text-indent="0.499cm" style:auto-text-indent="false" style:page-number="auto" fo:background-color="transparent" text:number-lines="false" text:line-number="0">
        <style:tab-stops>
          <style:tab-stop style:position="1cm"/>
        </style:tab-stops>
      </style:paragraph-properties>
      <style:text-properties officeooo:rsid="00695c2a" officeooo:paragraph-rsid="00d1c777"/>
    </style:style>
    <style:style style:name="T1" style:family="text">
      <style:text-properties officeooo:rsid="00154be1"/>
    </style:style>
    <style:style style:name="T2" style:family="text">
      <style:text-properties fo:font-weight="normal" style:font-weight-asian="normal" style:font-weight-complex="normal"/>
    </style:style>
    <style:style style:name="T3" style:family="text">
      <style:text-properties fo:font-weight="normal" officeooo:rsid="00154be1" style:font-weight-asian="normal" style:font-weight-complex="normal"/>
    </style:style>
    <style:style style:name="T4" style:family="text">
      <style:text-properties officeooo:rsid="00191150"/>
    </style:style>
    <style:style style:name="T5" style:family="text">
      <style:text-properties officeooo:rsid="002298e8"/>
    </style:style>
    <style:style style:name="T6" style:family="text">
      <style:text-properties style:font-name="FreeSerif2" fo:font-size="12pt" officeooo:rsid="001ba2e4" style:font-size-asian="12pt" style:font-size-complex="12pt"/>
    </style:style>
    <style:style style:name="T7" style:family="text">
      <style:text-properties style:font-name="FreeSerif2" fo:font-size="12pt" officeooo:rsid="003a27a8" style:font-size-asian="12pt" style:font-size-complex="12pt"/>
    </style:style>
    <style:style style:name="T8" style:family="text">
      <style:text-properties style:font-name="FreeSerif2" fo:font-size="12pt" officeooo:rsid="003bf9cb" style:font-size-asian="12pt" style:font-size-complex="12pt"/>
    </style:style>
    <style:style style:name="T9" style:family="text">
      <style:text-properties style:font-name="FreeSerif2" fo:font-size="12pt" style:text-underline-style="none" officeooo:rsid="001cd717" style:font-size-asian="12pt" style:font-size-complex="12pt"/>
    </style:style>
    <style:style style:name="T10" style:family="text">
      <style:text-properties style:font-name="FreeSerif2" fo:font-size="12pt" style:text-underline-style="none" officeooo:rsid="003ca81a" style:font-size-asian="12pt" style:font-size-complex="12pt"/>
    </style:style>
    <style:style style:name="T11" style:family="text">
      <style:text-properties style:font-name="FreeSerif2" fo:font-size="12pt" style:text-underline-style="none" officeooo:rsid="003d012b" style:font-size-asian="12pt" style:font-size-complex="12pt"/>
    </style:style>
    <style:style style:name="T12" style:family="text">
      <style:text-properties style:font-name="FreeSerif2" fo:font-size="12pt" style:text-underline-style="none" officeooo:rsid="004626e0" style:font-size-asian="12pt" style:font-size-complex="12pt"/>
    </style:style>
    <style:style style:name="T13" style:family="text">
      <style:text-properties style:font-name="FreeSerif2" fo:font-size="12pt" style:text-underline-style="none" officeooo:rsid="00464d61" style:font-size-asian="12pt" style:font-size-complex="12pt"/>
    </style:style>
    <style:style style:name="T14" style:family="text">
      <style:text-properties style:font-name="FreeSerif2" fo:font-size="12pt" style:text-underline-style="none" officeooo:rsid="00484c3e" style:font-size-asian="12pt" style:font-size-complex="12pt"/>
    </style:style>
    <style:style style:name="T15" style:family="text">
      <style:text-properties style:font-name="FreeSerif2" fo:font-size="12pt" style:text-underline-style="none" officeooo:rsid="00c848fb" style:font-size-asian="12pt" style:font-size-complex="12pt"/>
    </style:style>
    <style:style style:name="T16" style:family="text">
      <style:text-properties officeooo:rsid="00373a79"/>
    </style:style>
    <style:style style:name="T17" style:family="text">
      <style:text-properties style:font-name="Liberation Serif" fo:font-size="12pt" officeooo:rsid="003a27a8" style:font-size-asian="12pt" style:font-size-complex="12pt"/>
    </style:style>
    <style:style style:name="T18" style:family="text">
      <style:text-properties style:font-name="Liberation Serif" fo:font-size="12pt" officeooo:rsid="003bf9cb" style:font-size-asian="12pt" style:font-size-complex="12pt"/>
    </style:style>
    <style:style style:name="T19" style:family="text">
      <style:text-properties officeooo:rsid="003e931d"/>
    </style:style>
    <style:style style:name="T20" style:family="text">
      <style:text-properties officeooo:rsid="003ebef3"/>
    </style:style>
    <style:style style:name="T21" style:family="text">
      <style:text-properties fo:font-size="11pt" officeooo:rsid="005a9430" style:font-size-asian="9.60000038146973pt" style:font-size-complex="11pt"/>
    </style:style>
    <style:style style:name="T22" style:family="text">
      <style:text-properties fo:font-size="11pt" officeooo:rsid="005c1ade" style:font-size-asian="9.60000038146973pt" style:font-size-complex="11pt"/>
    </style:style>
    <style:style style:name="T23" style:family="text">
      <style:text-properties fo:font-size="11pt" officeooo:rsid="005d63e4" style:font-size-asian="9.60000038146973pt" style:font-size-complex="11pt"/>
    </style:style>
    <style:style style:name="T24" style:family="text">
      <style:text-properties fo:font-size="11pt" officeooo:rsid="005f0a31" style:font-size-asian="9.60000038146973pt" style:font-size-complex="11pt"/>
    </style:style>
    <style:style style:name="T25" style:family="text">
      <style:text-properties fo:font-size="11pt" officeooo:rsid="0061cd5f" style:font-size-asian="9.60000038146973pt" style:font-size-complex="11pt"/>
    </style:style>
    <style:style style:name="T26" style:family="text">
      <style:text-properties fo:font-size="11pt" officeooo:rsid="00622dc5" style:font-size-asian="9.60000038146973pt" style:font-size-complex="11pt"/>
    </style:style>
    <style:style style:name="T27" style:family="text">
      <style:text-properties officeooo:rsid="0064b955"/>
    </style:style>
    <style:style style:name="T28" style:family="text">
      <style:text-properties officeooo:rsid="00825cc3"/>
    </style:style>
    <style:style style:name="T29" style:family="text">
      <style:text-properties text:display="none"/>
    </style:style>
    <style:style style:name="T30" style:family="text">
      <style:text-properties officeooo:rsid="00911379"/>
    </style:style>
    <style:style style:name="T31" style:family="text">
      <style:text-properties officeooo:rsid="00a2a27e"/>
    </style:style>
    <style:style style:name="T32" style:family="text">
      <style:text-properties officeooo:rsid="00a5e6d3"/>
    </style:style>
    <style:style style:name="T33" style:family="text">
      <style:text-properties officeooo:rsid="00a8309f"/>
    </style:style>
    <style:style style:name="T34" style:family="text">
      <style:text-properties officeooo:rsid="00aa84a1"/>
    </style:style>
    <style:style style:name="T35" style:family="text">
      <style:text-properties officeooo:rsid="00afb65c"/>
    </style:style>
    <style:style style:name="T36" style:family="text">
      <style:text-properties fo:language="zxx" fo:country="none" style:language-asian="zxx" style:country-asian="none" style:language-complex="zxx" style:country-complex="none"/>
    </style:style>
    <style:style style:name="T37" style:family="text">
      <style:text-properties officeooo:rsid="00b72c1a"/>
    </style:style>
    <style:style style:name="T38" style:family="text">
      <style:text-properties fo:language="en" fo:country="US"/>
    </style:style>
    <style:style style:name="T39" style:family="text">
      <style:text-properties officeooo:rsid="00be8104"/>
    </style:style>
    <style:style style:name="T40" style:family="text">
      <style:text-properties officeooo:rsid="00c848fb"/>
    </style:style>
    <style:style style:name="T41" style:family="text">
      <style:text-properties officeooo:rsid="00c8abef"/>
    </style:style>
    <style:style style:name="T42" style:family="text">
      <style:text-properties officeooo:rsid="00ca3848"/>
    </style:style>
    <style:style style:name="T43" style:family="text">
      <style:text-properties officeooo:rsid="0045508b"/>
    </style:style>
    <style:style style:name="T44" style:family="text">
      <style:text-properties officeooo:rsid="00d44f3d"/>
    </style:style>
    <style:style style:name="T45" style:family="text">
      <style:text-properties officeooo:rsid="00d4c98e"/>
    </style:style>
    <style:style style:name="T46" style:family="text">
      <style:text-properties officeooo:rsid="00d7346b"/>
    </style:style>
    <style:style style:name="T47" style:family="text">
      <style:text-properties fo:font-variant="normal" fo:text-transform="none" fo:color="#212121" fo:letter-spacing="normal" officeooo:rsid="00d8c360"/>
    </style:style>
    <style:style style:name="T48" style:family="text">
      <style:text-properties fo:font-variant="normal" fo:text-transform="none" fo:color="#212121" fo:letter-spacing="normal" officeooo:rsid="00d9c8b0"/>
    </style:style>
    <style:style style:name="T49" style:family="text">
      <style:text-properties officeooo:rsid="00df1ee7"/>
    </style:style>
    <style:style style:name="T50" style:family="text">
      <style:text-properties officeooo:rsid="00e00034"/>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style:border-line-width-bottom="0.026cm 0.026cm 0.002cm" fo:padding="0.3cm" fo:border-left="none" fo:border-right="none" fo:border-top="0.06pt solid #000000" fo:border-bottom="1.56pt double #000000" style:shadow="none" draw:shadow-opacity="100%" loext:rel-width-rel="paragraph" loext:rel-height-rel="paragraph">
        <style:columns fo:column-count="1" fo:column-gap="0cm"/>
      </style:graphic-properties>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1">Université de Montpellier</text:p>
      <text:p text:style-name="P11">L2 Informatique</text:p>
      <text:p text:style-name="P12">2018 – 2019</text:p>
      <text:p text:style-name="P13"><draw:frame draw:style-name="fr1" draw:name="Cadre1" text:anchor-type="paragraph" svg:x="0.028cm" svg:y="1.887cm" style:rel-width="100%" svg:height="3.341cm" draw:z-index="0"><draw:text-box fo:min-height="13%" fo:min-width="17cm"><text:p text:style-name="Title"><text:span text:style-name="T2">Moteur de Requête</text:span><text:span text:style-name="T3">s</text:span><text:span text:style-name="T2"> SQL Simple</text:span><text:span text:style-name="T3">s</text:span></text:p><text:p text:style-name="Subtitle"><text:span text:style-name="T1">I</text:span>mplémenter un moteur d’évaluation de requêtes SQL en mémoire vive</text:p></draw:text-box></draw:frame></text:p>
      <text:p text:style-name="P6"/>
      <text:p text:style-name="P6"/>
      <text:p text:style-name="P6">Rapport de projet.</text:p>
      <text:p text:style-name="P6">Projet informatique <text:span text:style-name="T4">L2</text:span> – HLIN405</text:p>
      <text:p text:style-name="P6"/>
      <text:p text:style-name="P6"/>
      <text:p text:style-name="P6"/>
      <text:p text:style-name="P6"/>
      <text:p text:style-name="P7"/>
      <text:p text:style-name="P8"/>
      <text:p text:style-name="P8"/>
      <text:p text:style-name="P8"/>
      <text:p text:style-name="P8"/>
      <text:p text:style-name="P8">Étudiants :</text:p>
      <text:list xml:id="list3123007635" text:style-name="L1">
        <text:list-item>
          <text:p text:style-name="P40">M. Massili KEZZOUL</text:p>
        </text:list-item>
        <text:list-item>
          <text:p text:style-name="P40">M. Chakib ELHOUITI</text:p>
        </text:list-item>
        <text:list-item>
          <text:p text:style-name="P40">Ramzi ZEROUAL</text:p>
        </text:list-item>
        <text:list-item>
          <text:p text:style-name="P40">Belkassim BOUZIDI</text:p>
        </text:list-item>
        <text:list-item>
          <text:p text:style-name="P41">Fei YANG</text:p>
        </text:list-item>
      </text:list>
      <text:p text:style-name="P10"/>
      <text:p text:style-name="P9">Encadrante :</text:p>
      <text:list xml:id="list3101604440" text:style-name="L2">
        <text:list-item>
          <text:p text:style-name="P42">Mme Anne-Muriel Chifolleau</text:p>
        </text:list-item>
      </text:list>
      <text:p text:style-name="P1"/>
      <text:p text:style-name="P1"/>
      <text:p text:style-name="P1">Année : 2018 – 2019</text:p>
      <text:p text:style-name="P34"/>
      <text:p text:style-name="P3"><text:span text:style-name="T5">R</text:span>emerciement<text:span text:style-name="T40">s</text:span></text:p>
      <text:p text:style-name="P35">Tables des matières</text:p>
      <text:p text:style-name="P4"/>
      <text:p text:style-name="P4"/>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2"><text:a xlink:type="simple" xlink:href="#__RefHeading___Toc203_547842683" text:style-name="Index_20_Link" text:visited-style-name="Index_20_Link"><text:s/>I- Présentation du projet<text:tab/>4</text:a></text:p>
          <text:p text:style-name="P62"><text:a xlink:type="simple" xlink:href="#__RefHeading___Toc205_547842683" text:style-name="Index_20_Link" text:visited-style-name="Index_20_Link"><text:s/>II- Organisation du projet<text:tab/>4</text:a></text:p>
          <text:p text:style-name="P63"><text:a xlink:type="simple" xlink:href="#__RefHeading___Toc207_547842683" text:style-name="Index_20_Link" text:visited-style-name="Index_20_Link"><text:s/>1 <text:s/>Méthodes d’organisation<text:tab/>4</text:a></text:p>
          <text:p text:style-name="P63"><text:a xlink:type="simple" xlink:href="#__RefHeading___Toc217_547842683" text:style-name="Index_20_Link" text:visited-style-name="Index_20_Link"><text:s/>2 <text:s/>Outils de collaboration<text:tab/>4</text:a></text:p>
          <text:p text:style-name="P62"><text:a xlink:type="simple" xlink:href="#__RefHeading___Toc588_2823323469" text:style-name="Index_20_Link" text:visited-style-name="Index_20_Link"><text:s/>III- Le langage sql et les bases de données :<text:tab/>4</text:a></text:p>
          <text:p text:style-name="P63"><text:a xlink:type="simple" xlink:href="#__RefHeading___Toc590_2823323469" text:style-name="Index_20_Link" text:visited-style-name="Index_20_Link">1 Présentation d’une base de donnée :<text:tab/>4</text:a></text:p>
          <text:p text:style-name="P62"><text:a xlink:type="simple" xlink:href="#__RefHeading___Toc592_2823323469" text:style-name="Index_20_Link" text:visited-style-name="Index_20_Link"><text:s/>IV- Implémentation d’un moteur de requêtes SQL simples<text:tab/>5</text:a></text:p>
          <text:p text:style-name="P63"><text:a xlink:type="simple" xlink:href="#__RefHeading___Toc594_2823323469" text:style-name="Index_20_Link" text:visited-style-name="Index_20_Link"><text:s/>1 <text:s/>Les Fonctions Principales :<text:tab/>5</text:a></text:p>
          <text:p text:style-name="P62"><text:a xlink:type="simple" xlink:href="#__RefHeading___Toc219_547842683" text:style-name="Index_20_Link" text:visited-style-name="Index_20_Link"><text:s/>V- Conception du Moteur de Requêtes<text:tab/>6</text:a></text:p>
          <text:p text:style-name="P63"><text:a xlink:type="simple" xlink:href="#__RefHeading___Toc221_547842683" text:style-name="Index_20_Link" text:visited-style-name="Index_20_Link"><text:s/>2 <text:s/>Chargement des données en mémoire vive<text:tab/>6</text:a></text:p>
          <text:p text:style-name="P63"><text:a xlink:type="simple" xlink:href="#__RefHeading___Toc223_547842683" text:style-name="Index_20_Link" text:visited-style-name="Index_20_Link"><text:s/>3 <text:s/>Traitement des données<text:tab/>7</text:a></text:p>
          <text:p text:style-name="P63"><text:a xlink:type="simple" xlink:href="#__RefHeading___Toc231_547842683" text:style-name="Index_20_Link" text:visited-style-name="Index_20_Link"><text:s/>4 <text:s/>Sortie des données<text:tab/>7</text:a></text:p>
          <text:p text:style-name="P62"><text:a xlink:type="simple" xlink:href="#__RefHeading___Toc233_547842683" text:style-name="Index_20_Link" text:visited-style-name="Index_20_Link"><text:s/>VI- Implémentation du Moteur de requêtes<text:tab/>8</text:a></text:p>
          <text:p text:style-name="P63"><text:a xlink:type="simple" xlink:href="#__RefHeading___Toc235_547842683" text:style-name="Index_20_Link" text:visited-style-name="Index_20_Link"><text:s/>1 <text:s/>Chargement des données<text:tab/>8</text:a></text:p>
          <text:p text:style-name="P63"><text:a xlink:type="simple" xlink:href="#__RefHeading___Toc237_547842683" text:style-name="Index_20_Link" text:visited-style-name="Index_20_Link"><text:s/>2 <text:s/>Traitement des données<text:tab/>8</text:a></text:p>
          <text:p text:style-name="P63"><text:a xlink:type="simple" xlink:href="#__RefHeading___Toc239_547842683" text:style-name="Index_20_Link" text:visited-style-name="Index_20_Link"><text:s/>3 <text:s/>Sortie des données<text:tab/>8</text:a></text:p>
          <text:p text:style-name="P62"><text:a xlink:type="simple" xlink:href="#__RefHeading___Toc241_547842683" text:style-name="Index_20_Link" text:visited-style-name="Index_20_Link"><text:s/>VII- Bilan et difficultés rencontrées<text:tab/>8</text:a></text:p>
          <text:p text:style-name="P62"><text:a xlink:type="simple" xlink:href="#__RefHeading___Toc243_547842683" text:style-name="Index_20_Link" text:visited-style-name="Index_20_Link"><text:s/>VIII- Conclusion et perspective<text:tab/>8</text:a></text:p>
          <text:p text:style-name="P62"><text:a xlink:type="simple" xlink:href="#__RefHeading___Toc245_547842683" text:style-name="Index_20_Link" text:visited-style-name="Index_20_Link"><text:s/>IX- Annexes<text:tab/>8</text:a></text:p>
          <text:p text:style-name="P63"><text:a xlink:type="simple" xlink:href="#__RefHeading___Toc247_547842683" text:style-name="Index_20_Link" text:visited-style-name="Index_20_Link"><text:s/>1 <text:s/>Diagramme de Gant<text:tab/>8</text:a></text:p>
          <text:p text:style-name="P63"><text:a xlink:type="simple" xlink:href="#__RefHeading___Toc249_547842683" text:style-name="Index_20_Link" text:visited-style-name="Index_20_Link"><text:s/>2 <text:s/>Extraits de code<text:tab/>8</text:a></text:p>
        </text:index-body>
      </text:table-of-content>
      <text:p text:style-name="P5"/>
      <text:h text:style-name="P48" text:outline-level="1"><text:bookmark-start text:name="__RefHeading___Toc203_547842683"/>Présentation du projet<text:bookmark-end text:name="__RefHeading___Toc203_547842683"/></text:h>
      <text:p text:style-name="P22">Dans le cadre du module de projet informatique du second semestre de L2, nous avons mis au point un moteur d’évaluation de requêtes SQL en mémoire vive.</text:p>
      <text:p text:style-name="P22">Les requêtes considérées seront des requêtes simples de la forme : « SELECT … FROM … WHERE … »  sans imbrication.</text:p>
      <text:p text:style-name="P22">À partir d’un <text:span text:style-name="T16">ou plusieurs </text:span>fichier<text:span text:style-name="T16">s</text:span> csv, Comma Separated Value, <text:span text:style-name="T16">il est demandé de construire une représentation en mémoire des données et d’implémenter les procédures de projection, sélection et de jointure découlant de l’interrogation SQL.</text:span></text:p>
      <text:p text:style-name="P24">Il s’agit principalement de reproduire les fonctionnalités de bases d’<text:span text:style-name="T41">un gestionnaire de données qui est Oracle .</text:span></text:p>
      <text:p text:style-name="P14">Notre groupe est composé de quatre personnes, <text:span text:style-name="T6">Massili K</text:span><text:span text:style-name="T7">ezzoul</text:span><text:span text:style-name="T6">, Chakib E</text:span><text:span text:style-name="T7">lhouiti</text:span><text:span text:style-name="T6">, Ramzi Z</text:span><text:span text:style-name="T7">eroual et</text:span><text:span text:style-name="T6"> Belkassim B</text:span><text:span text:style-name="T7">ouzidi,</text:span><text:span text:style-name="T17"> </text:span><text:span text:style-name="T18">et nous sommes encadrés par</text:span><text:span text:style-name="T8"> Mme </text:span><text:span text:style-name="T9">Anne-Muriel Chifolleau. </text:span><text:span text:style-name="T10">La réalisation du projet s’est déroulée sur une </text:span><text:span text:style-name="T11">période</text:span><text:span text:style-name="T10"> de X semaines, </text:span><text:span text:style-name="T11">de mi-janvier à</text:span><text:span text:style-name="T15"> avril</text:span><text:span text:style-name="T11"> 2019.</text:span></text:p>
      <text:h text:style-name="P43" text:outline-level="1"><text:bookmark-start text:name="__RefHeading___Toc205_547842683"/>Organisation du projet<text:bookmark-end text:name="__RefHeading___Toc205_547842683"/></text:h>
      <text:h text:style-name="P49" text:outline-level="2"><text:bookmark-start text:name="__RefHeading___Toc207_547842683"/>Méthodes d’organisation<text:bookmark-end text:name="__RefHeading___Toc207_547842683"/></text:h>
      <text:p text:style-name="P21">Afin de mener <text:span text:style-name="T20">à</text:span> bien le développement du projet, nous avons décidé <text:span text:style-name="T19">de travailler un maximum de temps ensemble et de manière très régulière. Nous nous sommes réunis trois à quatre fois par semaine afin de faire le point sur l’avancement du projet et de définir les objectifs restant à atteindre.</text:span></text:p>
      <text:p text:style-name="P23">Enfin, selon l’état d’avancement du moteur de requêtes, nous réalisons les tâches en retard durant le week-end pour ne pas cumulé d<text:span text:style-name="T27">e</text:span> retard et respecter <text:span text:style-name="T30">l’intégralité</text:span> le cahier des charges.</text:p>
      <text:p text:style-name="P25"><text:span text:style-name="T43">Toutes les semaines, nous nous sommes réunis avec notre encadrante, </text:span><text:span text:style-name="T8">Mme </text:span><text:span text:style-name="T9">Anne-Muriel Chifolleau, </text:span><text:span text:style-name="T12">afin de faire le point sur l’état du projet. </text:span><text:span text:style-name="T13">Ces réunions nous on également permis de bénéficier des précieux conseil</text:span><text:span text:style-name="T14">s de notre encadrante.</text:span><text:span text:style-name="T13"> <text:s/></text:span></text:p>
      <text:h text:style-name="P50" text:outline-level="2"><text:bookmark-start text:name="__RefHeading___Toc217_547842683"/>Outils de collaboration<text:bookmark-end text:name="__RefHeading___Toc217_547842683"/></text:h>
      <text:p text:style-name="P26">Afin de s’organiser, nous avons décider d’utiliser Git au travers du serveur GitLab héberger par le service informatique de la faculté. <text:span text:style-name="T28">En effet le logiciel libre Git a facilité grandement la collaboration entre nous. Le serveur GitLab quant à lui est fourni gratuitement par le service informatique la faculté.</text:span></text:p>
      <text:h text:style-name="P44" text:outline-level="1"><text:bookmark-start text:name="__RefHeading___Toc588_2823323469"/>Le langage sql et les bases de données <text:s/>:<text:bookmark-end text:name="__RefHeading___Toc588_2823323469"/></text:h>
      <text:p text:style-name="P17"><text:s text:c="4"/><text:span text:style-name="T42">Le domaine dans le quelle ce situ notre projet est la gestion d’une base de donnée en utilisant le langage SQL . </text:span></text:p>
      <text:h text:style-name="P51" text:outline-level="2" text:is-list-header="true"><text:bookmark-start text:name="__RefHeading___Toc590_2823323469"/>1 Présentation d’une base de donnée :<text:bookmark-end text:name="__RefHeading___Toc590_2823323469"/></text:h>
      <text:p text:style-name="P20"><text:s text:c="2"/>Une base de données regroupe et stock un ensemble d’informations organisées et accessibles qui peuvent <text:span text:style-name="T49">être</text:span> modifiées et mises à jour . En informatique une base de données est la pièce centrale d’un système d’informations ou d’un système de base de donnée , qui régit la collecte, le stockage , <text:soft-page-break/>le retraitement et l’utilisation de données . Ce dispositif comporte souvent un logiciel moteur dont notre projet .</text:p>
      <text:h text:style-name="Heading_20_1" text:outline-level="1"><text:bookmark-start text:name="__RefHeading___Toc592_2823323469"/>Implémentation d’un moteur de requêtes SQL simples<text:bookmark-end text:name="__RefHeading___Toc592_2823323469"/></text:h>
      <text:p text:style-name="Text_20_body"><text:s text:c="3"/><text:span text:style-name="T44">Notre projet consiste a implémenter un moteur de requêtes SQL simples , nous avons donc à partir d’un ou plusieurs fichiers csv donnés permettre d’exécuter une requête SQL simple .</text:span></text:p>
      <text:p text:style-name="Text_20_body"><text:s text:c="3"/><text:span text:style-name="T45">Il s’agit <text:s/>donc de crée une passerelle entre la personne qui exécute la requête SQL et le fichier csv qui contient les informations nécessaire afin réaliser cette requête SQL , notre programme doit analyser une requête et la décompose en 3 : « SELECT... » « FROM ... » « WHERE ... » et qui en fonction de linges de code spécifique à ces 3 méthodes réanalyser ces 3 parties pour savoir quelle attributs sélectionner , comment combiner différents tableaux , comment trier le résultat ect … </text:span></text:p>
      <text:p text:style-name="Text_20_body"><text:s/><text:span text:style-name="T46">L’analyse syntaxique n’est qu’une petite partie de la tâche , après avoir décomposé la requête en clauses et expressions logique , il faut ‘traduire’ les noms des tableaux et les atributs et y avoir accès pour lire les données des fichiers csv donné . Il faut appliquer des méthodes </text:span><text:span text:style-name="T47">aux données pour déterminer quelles lignes inclure et lesquelles filtrer. Il est nécessaire de joindre des lignes de plusieurs fichiers de données en les mettant en correspondance selon les expressions de requêtes SQL. Il faut extraire des sous-ensembles de champs </text:span><text:span text:style-name="T48">de chaque ligne . </text:span></text:p>
      <text:p text:style-name="P19"><text:s text:c="2"/>Un moteur de requêtes SQL simples est un logiciel qui :</text:p>
      <text:list xml:id="list745266472" text:style-name="L3">
        <text:list-item>
          <text:p text:style-name="P64">Reconnaît et interprète le langage SQL </text:p>
        </text:list-item>
        <text:list-item>
          <text:p text:style-name="P65">Implémente l’accès aux données en lecture.</text:p>
        </text:list-item>
      </text:list>
      <text:h text:style-name="P52" text:outline-level="2"><text:bookmark-start text:name="__RefHeading___Toc594_2823323469"/>Les Fonctions Principales :<text:bookmark-end text:name="__RefHeading___Toc594_2823323469"/></text:h>
      <text:h text:style-name="Heading_20_3" text:outline-level="3">La <text:span text:style-name="T49">Sélection</text:span> :</text:h>
      <text:p text:style-name="Standard"><text:tab/>La <text:span text:style-name="T49">sélection</text:span> est la ou les conditions finales afin d'effectuer la requête SQL , comme le but d'une requête SQL est d'extraire des <text:span text:style-name="T49">informations</text:span> spécifique dans des bases de données , la <text:span text:style-name="T49">sélection</text:span> permet de spécifier la requête plus en profondeur c.à.d de <text:span text:style-name="T49">sélectionner</text:span> seulement les <text:span text:style-name="T49">éléments</text:span> du ou des tableaux qui répondent a certain critères donné par la personne qui <text:span text:style-name="T49">exécute</text:span> la requête et de faire la concaténation de ces éléments là .</text:p>
      <text:p text:style-name="Standard"/>
      <text:p text:style-name="Standard"><text:tab/>Nous séparons chaque condition de <text:span text:style-name="T49">sélection</text:span> avec des opérateurs logiques (noté : AND,OR) .</text:p>
      <text:p text:style-name="Standard"/>
      <text:p text:style-name="Standard"><text:tab/>La condition en elle même est composé de 3 parties (noté : A * B) où A et B sont les opérandes et * l'opérateur , ces conditions sont des comparaisons entre A et B , ces comparaisons sont de base de type "CHAR" mais peuvent être de "INT" ou "DATE" en fonction de la condition en elle même.</text:p>
      <text:p text:style-name="Standard"/>
      <text:h text:style-name="P56" text:outline-level="3">Projection :</text:h>
      <text:p text:style-name="Text_20_body"><text:tab/>Cette méthode, comme son nom l'indique, exécute une projection sut la Table Courante.</text:p>
      <text:p text:style-name="Standard"><text:tab/>Le paramètre donnée est un TabString (tableau de <text:span text:style-name="T49">chaîne</text:span> de caractère) qui contient le nom des attributs à projeter. On commence par déclarer une Table vide qui va contenir le <text:span text:style-name="T49">résultat.</text:span> Le nom des attributs de cette table est initialiser à la de l'argument donné (l'objet TabString donné en paramètre). Puis pour chaque <text:span text:style-name="T49">élément</text:span> d paramètre on ajoute la colonne <text:span text:style-name="T49">correspondante</text:span> à la table <text:soft-page-break/><text:span text:style-name="T49">résultat.</text:span></text:p>
      <text:p text:style-name="Standard"/>
      <text:h text:style-name="P56" text:outline-level="3">Jointure :</text:h>
      <text:p text:style-name="Text_20_body"><text:tab/>La jointure est un produit cartésien entre un ou plusieurs tableaux donnés par la personne qui effectue la requête puis d'une <text:span text:style-name="T49">sélection</text:span> , les tableaux donnés sont séparé par des virgules lors de <text:span text:style-name="T49">initialisation</text:span> de la requête .</text:p>
      <text:p text:style-name="Standard"><text:tab/>Le produit cartésien entre un tableau A et B et un tableau composé de l'ensemble des couples possible entre leurs éléments <text:span text:style-name="T49">respectives</text:span>, ainsi nous aurons en <text:span text:style-name="T49">résultat</text:span> un tableau A*B.</text:p>
      <text:p text:style-name="Standard">Dans notre programme nous <text:span text:style-name="T49">exécutons</text:span> la projection et <text:span text:style-name="T49">la sélection</text:span> sur le tableau finale .</text:p>
      <text:p text:style-name="Standard"/>
      <text:p text:style-name="Standard"><text:tab/>Le produit cartésien est donc la base et la première tache <text:span text:style-name="T50">qu’effectue</text:span> notre programme lors de <text:span text:style-name="T50">l’exécution.</text:span> Un exemple est plus parlant qu'une longue <text:span text:style-name="T50">explication</text:span> , prenons deux tableaux N et B nous <text:span text:style-name="T50">effectuons</text:span> un PC entre ces deux tableaux N*B, le résultat de <text:span text:style-name="T50">l’exécution</text:span> de la jointure donnera un nouveau tableau ((N*B) - <text:span text:style-name="T50">Sélection</text:span>).</text:p>
      <text:p text:style-name="Text_20_body"/>
      <text:h text:style-name="P45" text:outline-level="1"><text:bookmark-start text:name="__RefHeading___Toc219_547842683"/>Conception du Moteur de Requêtes<text:bookmark-end text:name="__RefHeading___Toc219_547842683"/></text:h>
      <text:p text:style-name="P38"><text:s text:c="2"/>Nous avons découpé la réalisation du projet en trois grande phase.</text:p>
      <text:p text:style-name="P38"/>
      <text:h text:style-name="P57" text:outline-level="3"><text:bookmark-start text:name="__RefHeading___Toc211_5478426831"/>Phase de modélisation :<text:bookmark-end text:name="__RefHeading___Toc211_5478426831"/></text:h>
      <text:p text:style-name="P37"><text:span text:style-name="T21">Durant cette étape, nous nous somme réunis pour définir les fonctionnalités demandés par le projet. Notamment séparer les fonctionnalités important</text:span><text:span text:style-name="T22">s</text:span><text:span text:style-name="T21"> de celle moins importante</text:span><text:span text:style-name="T23">s. </text:span><text:span text:style-name="T24">Nous avons également choisi les outils de travail collaboratif et les principales technologies utilisés, </text:span><text:span text:style-name="T25">ainsi que une première </text:span><text:span text:style-name="T26">modélisation</text:span><text:span text:style-name="T25"> du projet.</text:span></text:p>
      <text:h text:style-name="P58" text:outline-level="3"><text:bookmark-start text:name="__RefHeading___Toc213_5478426831"/>Phase de développement :<text:bookmark-end text:name="__RefHeading___Toc213_5478426831"/></text:h>
      <text:h text:style-name="P66" text:outline-level="3"><text:bookmark-start text:name="__RefHeading___Toc559_32036361991"/>Durant cette phase, nous avons commencer à implémenter les différentes fonctionnalités que nous avons modélisé lors de l’étape précédente, toute en améliorant la modélisation au fur et à mesure de l’avancement de notre projet. Nous avons notamment réaliser des tests pour les différents modules afin de s’assurer de leur bon fonctionnement.<text:bookmark-end text:name="__RefHeading___Toc559_32036361991"/></text:h>
      <text:h text:style-name="P59" text:outline-level="3"><text:bookmark-start text:name="__RefHeading___Toc215_5478426831"/>Finalisation du projet :<text:bookmark-end text:name="__RefHeading___Toc215_5478426831"/></text:h>
      <text:p text:style-name="P18"><text:bookmark-start text:name="__RefHeading___Toc561_32036361991"/>Cette étape a consisté en la réalisation des tests finaux afin de s’assurer que le moteur de requêtes fonctionne en toute circonstance et éventuellement corriger les bogues qui peuvent apparaître.<text:bookmark-end text:name="__RefHeading___Toc561_32036361991"/></text:p>
      <text:h text:style-name="P53" text:outline-level="2"><text:bookmark-start text:name="__RefHeading___Toc221_547842683"/>Chargement des données en mémoire vive<text:bookmark-end text:name="__RefHeading___Toc221_547842683"/></text:h>
      <text:p text:style-name="P33">Avant toute chose, il faut commencer par charger les données en mémoire. Pour cela il faut commencer par savoir comment stocker efficacement les données pour pouvoir effectuer dessus les traitements demandés par l’utilisateur.</text:p>
      <text:p text:style-name="P27">Pour cela nous avons donc réaliser un diagramme UML schématisant les classes utilisé pour stocker en mémoire l’ensemble des données utilisé pour la requête.</text:p>
      <text:p text:style-name="P27"/>
      <text:p text:style-name="P27"><draw:frame draw:style-name="fr2" draw:name="Cadre2" text:anchor-type="paragraph" svg:width="17cm" draw:z-index="1"><draw:text-box fo:min-height="8.67cm"><text:p text:style-name="P36"><draw:frame draw:style-name="fr3" draw:name="Diagramme de classes UML" text:anchor-type="as-char" svg:width="17cm" style:rel-width="100%" svg:height="8.511cm" style:rel-height="scale" draw:z-index="2"><draw:image xlink:href="../sql.png" xlink:type="simple" xlink:show="embed" xlink:actuate="onLoad" loext:mime-type="image/png"/><svg:desc>Le Diagramme schématisant les classes utilisé pour pouvoir stocké l'ensemble des données utiles pour le traitement de la requête SQL</svg:desc></draw:frame><text:span text:style-name="T29"><text:line-break/></text:span>Illustration <text:sequence text:ref-name="refIllustration0" text:name="Illustration" text:formula="ooow:Illustration+1" style:num-format="1">1</text:sequence>: Diagramme de classes <text:span text:style-name="T36">UML</text:span></text:p></draw:text-box></draw:frame><text:soft-page-break/></text:p>
      <text:p text:style-name="P31">La classe principale de notre programme est la classe « Table ». Comme vous le pouvez le voir sur le diagramme UML ci-dessus, la classe est constituée de trois attributs. Une chaîne de caractères dans laquelle <text:span text:style-name="T31">on stock le nom de la table ( i.e : le nom du fichier ). Cette attribut est indispensable pour identifier la table sur laquelle on veux extraire les informations qu’on cherche.</text:span></text:p>
      <text:p text:style-name="P32">On a <text:span text:style-name="T32">aussi pensé a</text:span> modélisé <text:span text:style-name="T32">la</text:span> classe <text:span text:style-name="T32">TabString</text:span>, ainsi que MatriceString <text:span text:style-name="T34">et TabTable</text:span>, pour simplifié l’utilisation des tableau<text:span text:style-name="T32">x</text:span> dynamique<text:span text:style-name="T32">s</text:span>. Ce qui a pour effet de produire du code facilement et cela rend donc <text:span text:style-name="T35">sa lisibilité,</text:span> son utilisation et sa maintenance beaucoup plus facile.</text:p>
      <text:p text:style-name="P28">Le deuxième attribut de notre classe principale <text:span text:style-name="T33">est un tableau de chaînes de caractères dans laquelle chaque case stockera le nom de la colonne concernée. Quant au troisième attribut, c’est une matrice à deux dimension qui se chargera de stocker les valeurs de notre table.</text:span></text:p>
      <text:p text:style-name="P29">Notre programme commencera par <text:span text:style-name="T37">initialiser un tableau de Table. Puis pour chaque fichier donné, il stockera la première ligne de ce dernier dans le deuxième attribut de la classe Table, puis continuera a lire le fichier pour stocker chaque ligne (i.e : à partir de la deuxième ligne) dans le troisième attributs.</text:span></text:p>
      <text:p text:style-name="P30">Évidement, avant de stocker une ligne, nous la passons à une fonction qui se chargera de <text:span text:style-name="T38">parser</text:span> cette dernière séparent ainsi les différents attributs <text:span text:style-name="T39">( les attributs étant séparer par des virgule dans le fichier)</text:span>.</text:p>
      <text:h text:style-name="P53" text:outline-level="2"><text:bookmark-start text:name="__RefHeading___Toc223_547842683"/>Traitement des données<text:bookmark-end text:name="__RefHeading___Toc223_547842683"/></text:h>
      <text:h text:style-name="P60" text:outline-level="3"><text:bookmark-start text:name="__RefHeading___Toc225_547842683"/>Sélection :<text:bookmark-end text:name="__RefHeading___Toc225_547842683"/></text:h>
      <text:h text:style-name="P61" text:outline-level="3"><text:bookmark-start text:name="__RefHeading___Toc227_547842683"/>Projection :<text:bookmark-end text:name="__RefHeading___Toc227_547842683"/></text:h>
      <text:h text:style-name="P61" text:outline-level="3"><text:bookmark-start text:name="__RefHeading___Toc229_547842683"/>Jointure :<text:bookmark-end text:name="__RefHeading___Toc229_547842683"/></text:h>
      <text:h text:style-name="P53" text:outline-level="2"><text:bookmark-start text:name="__RefHeading___Toc231_547842683"/>Sortie des données <text:bookmark-end text:name="__RefHeading___Toc231_547842683"/></text:h>
      <text:p text:style-name="P15"/>
      <text:h text:style-name="P46" text:outline-level="1"><text:bookmark-start text:name="__RefHeading___Toc233_547842683"/><text:soft-page-break/>Implémentation du Moteur de requêtes<text:bookmark-end text:name="__RefHeading___Toc233_547842683"/></text:h>
      <text:h text:style-name="P54" text:outline-level="2"><text:bookmark-start text:name="__RefHeading___Toc235_547842683"/>Chargement des données<text:bookmark-end text:name="__RefHeading___Toc235_547842683"/></text:h>
      <text:h text:style-name="P54" text:outline-level="2"><text:bookmark-start text:name="__RefHeading___Toc237_547842683"/>Traitement des données<text:bookmark-end text:name="__RefHeading___Toc237_547842683"/></text:h>
      <text:h text:style-name="P54" text:outline-level="2"><text:bookmark-start text:name="__RefHeading___Toc239_547842683"/>Sortie des données<text:bookmark-end text:name="__RefHeading___Toc239_547842683"/></text:h>
      <text:p text:style-name="P16"/>
      <text:h text:style-name="P47" text:outline-level="1"><text:bookmark-start text:name="__RefHeading___Toc241_547842683"/>Bilan et difficultés rencontrées<text:bookmark-end text:name="__RefHeading___Toc241_547842683"/></text:h>
      <text:h text:style-name="P47" text:outline-level="1"><text:bookmark-start text:name="__RefHeading___Toc243_547842683"/>Conclusion et perspective<text:bookmark-end text:name="__RefHeading___Toc243_547842683"/></text:h>
      <text:h text:style-name="P47" text:outline-level="1"><text:bookmark-start text:name="__RefHeading___Toc245_547842683"/>Annexes<text:bookmark-end text:name="__RefHeading___Toc245_547842683"/></text:h>
      <text:h text:style-name="P55" text:outline-level="2"><text:bookmark-start text:name="__RefHeading___Toc247_547842683"/>Diagramme de Gant<text:bookmark-end text:name="__RefHeading___Toc247_547842683"/></text:h>
      <text:h text:style-name="P55" text:outline-level="2"><text:bookmark-start text:name="__RefHeading___Toc249_547842683"/>Extraits de code<text:bookmark-end text:name="__RefHeading___Toc249_54784268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atin Modern Mono Caps1" svg:font-family="'Latin Modern Mono Caps'" style:font-pitch="fixed"/>
    <style:font-face style:name="Latin Modern Mono Caps" svg:font-family="'Latin Modern Mono Caps'" style:font-adornments="10 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akula" svg:font-family="Nakula" style:font-adornments="Normal" style:font-pitch="variable"/>
    <style:font-face style:name="FreeSerif2" svg:font-family="FreeSerif" style:font-family-generic="roman" style:font-pitch="variable"/>
    <style:font-face style:name="FreeSerif" svg:font-family="FreeSerif" style:font-adornments="Gras" style:font-family-generic="roman" style:font-pitch="variable"/>
    <style:font-face style:name="FreeSerif1"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15%">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fo:text-transform="capitalize"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loext:graphic-properties draw:fill="none" draw:fill-color="#729fcf"/>
      <style:paragraph-properties fo:margin-top="0.423cm" fo:margin-bottom="0.212cm" loext:contextual-spacing="false" fo:background-color="transparent" style:shadow="none" text:number-lines="false" text:line-number="0">
        <style:tab-stops/>
        <style:drop-cap/>
      </style:paragraph-properties>
      <style:text-properties fo:font-variant="small-caps" style:font-name="FreeSerif" fo:font-family="FreeSerif" style:font-style-name="Gras" style:font-family-generic="roman" style:font-pitch="variable" fo:font-size="140%" fo:font-weight="normal" officeooo:rsid="002789fc"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1" fo:font-family="FreeSerif" style:font-style-name="Normal" style:font-family-generic="roman" style:font-pitch="variable" fo:font-size="11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loext:contextual-spacing="false" text:number-lines="false" text:line-number="0">
        <style:tab-stops>
          <style:tab-stop style:position="1cm"/>
        </style:tab-stops>
      </style:paragraph-properties>
      <style:text-properties style:font-name="FreeSerif1" fo:font-family="FreeSerif" style:font-style-name="Normal" style:font-family-generic="roman" style:font-pitch="variable" fo:font-size="12pt"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text-transform="capitalize" style:font-name="Nakula" fo:font-family="Nakula" style:font-style-name="Normal" style:font-pitch="variable" fo:font-size="14pt" style:font-size-asian="18pt" style:font-size-complex="18pt"/>
    </style:style>
    <style:style style:name="Title" style:family="paragraph" style:parent-style-name="Heading" style:next-style-name="Text_20_body" style:class="chapter">
      <style:paragraph-properties fo:margin-top="0.42cm" fo:margin-bottom="0.101cm" loext:contextual-spacing="false" fo:text-align="center" style:justify-single-word="false"/>
      <style:text-properties fo:font-variant="small-caps" style:font-name="Latin Modern Mono Caps" fo:font-family="'Latin Modern Mono Caps'" style:font-style-name="10 Regular" style:font-pitch="fixed" fo:font-size="24pt" fo:font-weight="normal"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true"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I">
        <style:list-level-properties text:list-level-position-and-space-mode="label-alignment">
          <style:list-level-label-alignment text:label-followed-by="listtab"/>
        </style:list-level-properties>
      </text:outline-level-style>
      <text:outline-level-style text:level="2" text:style-name="Numbering_20_Symbols" style:num-prefix=" " style:num-suffix=" " style:num-format="1">
        <style:list-level-properties text:list-level-position-and-space-mode="label-alignment">
          <style:list-level-label-alignment text:label-followed-by="listtab"/>
        </style:list-level-properties>
      </text:outline-level-style>
      <text:outline-level-style text:level="3" text:style-name="Numbering_20_Symbols" style:num-prefix="  " style:num-format="i">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4-15T16:44:11.213299699</dc:date>
    <meta:editing-duration>PT8H7M58S</meta:editing-duration>
    <meta:editing-cycles>171</meta:editing-cycles>
    <meta:generator>LibreOffice/6.0.7.3$Linux_X86_64 LibreOffice_project/00m0$Build-3</meta:generator>
    <meta:document-statistic meta:table-count="0" meta:image-count="1" meta:object-count="0" meta:page-count="8" meta:paragraph-count="107" meta:word-count="1762" meta:character-count="10635" meta:non-whitespace-character-count="8899"/>
  </office:meta>
</office:document-meta>
</file>